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4.65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41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1">
      <style:text-properties fo:font-size="12pt" style:font-size-asian="12pt" style:font-size-complex="12pt"/>
    </style:style>
    <style:style style:name="ce5" style:family="table-cell" style:parent-style-name="Default" style:data-style-name="N44"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table:number-columns-repeated="2"/>
          <table:table-cell table:style-name="ce3" table:formula="of:=SUM([.C3:.C88])" office:value-type="time" office:time-value="PT03H57M00S" calcext:value-type="time">
            <text:p>03:57:00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Sous Tach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5" table:formula="of:=[.G4]-[.H4]" office:value-type="time" office:time-value="PT00H33M34S" calcext:value-type="time">
            <text:p>00:33:34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4]/([.D4]+[.E4])" office:value-type="percentage" office:value="1" calcext:value-type="percentage">
            <text:p>100,00 %</text:p>
          </table:table-cell>
          <table:table-cell table:style-name="ce4" office:value-type="time" office:time-value="PT00H40M00S" calcext:value-type="time">
            <text:p>00:40:00</text:p>
          </table:table-cell>
          <table:table-cell table:style-name="ce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table:formula="of:=[.G5]-[.H5]" office:value-type="time" office:time-value="PT00H02M15S" calcext:value-type="time">
            <text:p>00:02:15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5]/([.D5]+[.E5])" office:value-type="percentage" office:value="1" calcext:value-type="percentage">
            <text:p>10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6]-[.D6]" office:value-type="time" office:time-value="PT00H00M00S" calcext:value-type="time">
            <text:p>00:00:00</text:p>
          </table:table-cell>
          <table:table-cell table:style-name="ce7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7]-[.D7]" office:value-type="time" office:time-value="PT00H00M00S" calcext:value-type="time">
            <text:p>00:00:00</text:p>
          </table:table-cell>
          <table:table-cell table:style-name="ce7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8]-[.D8]" office:value-type="time" office:time-value="PT00H00M00S" calcext:value-type="time">
            <text:p>00:00:00</text:p>
          </table:table-cell>
          <table:table-cell table:style-name="ce7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9]-[.D9]" office:value-type="time" office:time-value="PT00H03M00S" calcext:value-type="time">
            <text:p>00:03:00</text:p>
          </table:table-cell>
          <table:table-cell table:style-name="ce7" table:formula="of:=[.D9]/([.D9]+[.E9])" office:value-type="percentage" office:value="0" calcext:value-type="percentage">
            <text:p>0,00 %</text:p>
          </table:table-cell>
          <table:table-cell table:style-name="ce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page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0]-[.D10]" office:value-type="time" office:time-value="PT00H03M00S" calcext:value-type="time">
            <text:p>00:03:00</text:p>
          </table:table-cell>
          <table:table-cell table:style-name="ce7" table:formula="of:=[.D10]/([.D10]+[.E10])" office:value-type="percentage" office:value="0" calcext:value-type="percentage">
            <text:p>0,00 %</text:p>
          </table:table-cell>
          <table:table-cell table:style-name="ce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1]-[.D11]" office:value-type="time" office:time-value="PT00H03M00S" calcext:value-type="time">
            <text:p>00:03:00</text:p>
          </table:table-cell>
          <table:table-cell table:style-name="ce7" table:formula="of:=[.D11]/([.D11]+[.E11])" office:value-type="percentage" office:value="0" calcext:value-type="percentage">
            <text:p>0,00 %</text:p>
          </table:table-cell>
          <table:table-cell table:style-name="ce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2]-[.D12]" office:value-type="time" office:time-value="PT00H03M00S" calcext:value-type="time">
            <text:p>00:03:00</text:p>
          </table:table-cell>
          <table:table-cell table:style-name="ce7" table:formula="of:=[.D12]/([.D12]+[.E12])" office:value-type="percentage" office:value="0" calcext:value-type="percentage">
            <text:p>0,00 %</text:p>
          </table:table-cell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13]-[.D13]" office:value-type="time" office:time-value="PT00H10M00S" calcext:value-type="time">
            <text:p>00:10:00</text:p>
          </table:table-cell>
          <table:table-cell table:style-name="ce7" table:formula="of:=[.D13]/([.D13]+[.E13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14]-[.D14]" office:value-type="time" office:time-value="PT00H05M00S" calcext:value-type="time">
            <text:p>00:05:00</text:p>
          </table:table-cell>
          <table:table-cell table:style-name="ce7" table:formula="of:=[.D14]/([.D14]+[.E14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5]-[.D15]" office:value-type="time" office:time-value="PT00H03M00S" calcext:value-type="time">
            <text:p>00:03:00</text:p>
          </table:table-cell>
          <table:table-cell table:style-name="ce7" table:formula="of:=[.D15]/([.D15]+[.E15])" office:value-type="percentage" office:value="0" calcext:value-type="percentage">
            <text:p>0,00 %</text:p>
          </table:table-cell>
          <table:table-cell table:style-name="ce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loginpag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6]-[.D16]" office:value-type="time" office:time-value="PT00H03M00S" calcext:value-type="time">
            <text:p>00:03:00</text:p>
          </table:table-cell>
          <table:table-cell table:style-name="ce7" table:formula="of:=[.D16]/([.D16]+[.E16])" office:value-type="percentage" office:value="0" calcext:value-type="percentage">
            <text:p>0,00 %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7]-[.D17]" office:value-type="time" office:time-value="PT00H03M00S" calcext:value-type="time">
            <text:p>00:03:00</text:p>
          </table:table-cell>
          <table:table-cell table:style-name="ce7" table:formula="of:=[.D17]/([.D17]+[.E17])" office:value-type="percentage" office:value="0" calcext:value-type="percentage">
            <text:p>0,00 %</text:p>
          </table:table-cell>
          <table:table-cell table:style-name="ce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8]-[.D18]" office:value-type="time" office:time-value="PT00H03M00S" calcext:value-type="time">
            <text:p>00:03:00</text:p>
          </table:table-cell>
          <table:table-cell table:style-name="ce7" table:formula="of:=[.D18]/([.D18]+[.E18])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9]-[.D19]" office:value-type="time" office:time-value="PT00H03M00S" calcext:value-type="time">
            <text:p>00:03:00</text:p>
          </table:table-cell>
          <table:table-cell table:style-name="ce7" table:formula="of:=[.D19]/([.D19]+[.E1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controller page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0]-[.D20]" office:value-type="time" office:time-value="PT00H03M00S" calcext:value-type="time">
            <text:p>00:03:00</text:p>
          </table:table-cell>
          <table:table-cell table:style-name="ce7" table:formula="of:=[.D20]/([.D20]+[.E2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page etap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1]-[.D21]" office:value-type="time" office:time-value="PT00H10M00S" calcext:value-type="time">
            <text:p>00:10:00</text:p>
          </table:table-cell>
          <table:table-cell table:style-name="ce7" table:formula="of:=[.D21]/([.D21]+[.E2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model ResutlatEta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2]-[.D22]" office:value-type="time" office:time-value="PT00H03M00S" calcext:value-type="time">
            <text:p>00:03:00</text:p>
          </table:table-cell>
          <table:table-cell table:style-name="ce7" table:formula="of:=[.D22]/([.D22]+[.E2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3]-[.D23]" office:value-type="time" office:time-value="PT00H03M00S" calcext:value-type="time">
            <text:p>00:03:00</text:p>
          </table:table-cell>
          <table:table-cell table:style-name="ce7" table:formula="of:=[.D23]/([.D23]+[.E2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4]-[.D24]" office:value-type="time" office:time-value="PT00H10M00S" calcext:value-type="time">
            <text:p>00:10:00</text:p>
          </table:table-cell>
          <table:table-cell table:style-name="ce7" table:formula="of:=[.D24]/([.D24]+[.E2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5]-[.D25]" office:value-type="time" office:time-value="PT00H05M00S" calcext:value-type="time">
            <text:p>00:05:00</text:p>
          </table:table-cell>
          <table:table-cell table:style-name="ce7" table:formula="of:=[.D25]/([.D25]+[.E2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6]-[.D26]" office:value-type="time" office:time-value="PT00H03M00S" calcext:value-type="time">
            <text:p>00:03:00</text:p>
          </table:table-cell>
          <table:table-cell table:style-name="ce7" table:formula="of:=[.D26]/([.D26]+[.E2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7]-[.D27]" office:value-type="time" office:time-value="PT00H05M00S" calcext:value-type="time">
            <text:p>00:05:00</text:p>
          </table:table-cell>
          <table:table-cell table:style-name="ce7" table:formula="of:=[.D27]/([.D27]+[.E2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8]-[.D28]" office:value-type="time" office:time-value="PT00H10M00S" calcext:value-type="time">
            <text:p>00:10:00</text:p>
          </table:table-cell>
          <table:table-cell table:style-name="ce7" table:formula="of:=[.D28]/([.D28]+[.E2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9]-[.D29]" office:value-type="time" office:time-value="PT00H05M00S" calcext:value-type="time">
            <text:p>00:05:00</text:p>
          </table:table-cell>
          <table:table-cell table:style-name="ce7" table:formula="of:=[.D29]/([.D29]+[.E2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30]-[.D30]" office:value-type="time" office:time-value="PT00H08M00S" calcext:value-type="time">
            <text:p>00:08:00</text:p>
          </table:table-cell>
          <table:table-cell table:style-name="ce7" table:formula="of:=[.D30]/([.D30]+[.E3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1]-[.D31]" office:value-type="time" office:time-value="PT00H03M00S" calcext:value-type="time">
            <text:p>00:03:00</text:p>
          </table:table-cell>
          <table:table-cell table:style-name="ce7" table:formula="of:=[.D31]/([.D31]+[.E3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2]-[.D32]" office:value-type="time" office:time-value="PT00H03M00S" calcext:value-type="time">
            <text:p>00:03:00</text:p>
          </table:table-cell>
          <table:table-cell table:style-name="ce7" table:formula="of:=[.D32]/([.D32]+[.E3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3]-[.D33]" office:value-type="time" office:time-value="PT00H10M00S" calcext:value-type="time">
            <text:p>00:10:00</text:p>
          </table:table-cell>
          <table:table-cell table:style-name="ce7" table:formula="of:=[.D33]/([.D33]+[.E3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34]-[.D34]" office:value-type="time" office:time-value="PT00H08M00S" calcext:value-type="time">
            <text:p>00:08:00</text:p>
          </table:table-cell>
          <table:table-cell table:style-name="ce7" table:formula="of:=[.D34]/([.D34]+[.E3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5]-[.D35]" office:value-type="time" office:time-value="PT00H03M00S" calcext:value-type="time">
            <text:p>00:03:00</text:p>
          </table:table-cell>
          <table:table-cell table:style-name="ce7" table:formula="of:=[.D35]/([.D35]+[.E3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6]-[.D36]" office:value-type="time" office:time-value="PT00H03M00S" calcext:value-type="time">
            <text:p>00:03:00</text:p>
          </table:table-cell>
          <table:table-cell table:style-name="ce7" table:formula="of:=[.D36]/([.D36]+[.E3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7]-[.D37]" office:value-type="time" office:time-value="PT00H10M00S" calcext:value-type="time">
            <text:p>00:10:00</text:p>
          </table:table-cell>
          <table:table-cell table:style-name="ce7" table:formula="of:=[.D37]/([.D37]+[.E3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13:11:12.851000000</dc:date>
    <meta:editing-duration>PT2H43S</meta:editing-duration>
    <meta:editing-cycles>14</meta:editing-cycles>
    <meta:generator>LibreOffice/7.2.4.1$Windows_X86_64 LibreOffice_project/27d75539669ac387bb498e35313b970b7fe9c4f9</meta:generator>
    <meta:document-statistic meta:table-count="1" meta:cell-count="179" meta:object-count="0"/>
  </office:meta>
</office:document-meta>
</file>